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Liberation Serif" fo:font-size="12pt" officeooo:rsid="00183949" officeooo:paragraph-rsid="00183949" style:font-size-asian="12pt" style:font-size-complex="12pt"/>
    </style:style>
    <style:style style:name="P2" style:family="paragraph" style:parent-style-name="Standard">
      <style:text-properties fo:color="#000000" style:font-name="Liberation Serif" fo:font-size="12pt" officeooo:rsid="00198b52" officeooo:paragraph-rsid="00183949" style:font-size-asian="12pt" style:font-size-complex="12pt"/>
    </style:style>
    <style:style style:name="P3" style:family="paragraph" style:parent-style-name="Standard">
      <style:text-properties fo:color="#000000" style:font-name="Liberation Serif" fo:font-size="12pt" officeooo:rsid="00198b52" officeooo:paragraph-rsid="00198b52" style:font-size-asian="12pt" style:font-size-complex="12pt"/>
    </style:style>
    <style:style style:name="P4" style:family="paragraph" style:parent-style-name="Standard">
      <style:text-properties fo:color="#000000" style:font-name="Liberation Serif" fo:font-size="12pt" officeooo:rsid="00198b52" officeooo:paragraph-rsid="001b3b7f" style:font-size-asian="12pt" style:font-size-complex="12pt"/>
    </style:style>
    <style:style style:name="P5" style:family="paragraph" style:parent-style-name="Standard">
      <style:text-properties fo:color="#000000" style:font-name="Liberation Serif" fo:font-size="12pt" fo:font-weight="bold" officeooo:rsid="001ce7c1" officeooo:paragraph-rsid="001ce7c1" style:font-size-asian="12pt" style:font-weight-asian="bold" style:font-size-complex="12pt" style:font-weight-complex="bold"/>
    </style:style>
    <style:style style:name="P6" style:family="paragraph" style:parent-style-name="Standard">
      <style:text-properties fo:font-variant="normal" fo:text-transform="none" fo:color="#000000" style:font-name="Liberation Serif" fo:font-size="12pt" fo:letter-spacing="normal" fo:font-style="normal" fo:font-weight="normal" officeooo:rsid="00198b52" officeooo:paragraph-rsid="00198b52" style:font-size-asian="12pt" style:font-size-complex="12pt"/>
    </style:style>
    <style:style style:name="P7" style:family="paragraph" style:parent-style-name="Standard">
      <style:text-properties fo:font-variant="normal" fo:text-transform="none" fo:color="#000000" style:font-name="Liberation Serif" fo:font-size="12pt" fo:letter-spacing="normal" fo:font-style="normal" fo:font-weight="normal" officeooo:rsid="00198b52" officeooo:paragraph-rsid="0020104b" style:font-size-asian="12pt" style:font-size-complex="12pt"/>
    </style:style>
    <style:style style:name="P8" style:family="paragraph" style:parent-style-name="Standard">
      <style:paragraph-properties fo:margin-left="0in" fo:margin-right="0in" fo:line-height="100%" fo:text-indent="0in" style:auto-text-indent="false"/>
      <style:text-properties fo:font-variant="normal" fo:text-transform="none" fo:color="#000000" style:font-name="Liberation Serif" fo:font-size="12pt" fo:letter-spacing="normal" fo:font-style="normal" fo:font-weight="normal" officeooo:rsid="001b3b7f" officeooo:paragraph-rsid="001b3b7f" style:font-size-asian="12pt" style:font-size-complex="12pt"/>
    </style:style>
    <style:style style:name="P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198b52" officeooo:paragraph-rsid="00242902" style:font-size-asian="12pt" style:font-size-complex="12pt"/>
    </style:style>
    <style:style style:name="P1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3cadb" officeooo:paragraph-rsid="00242902" style:font-size-asian="12pt" style:font-size-complex="12pt"/>
    </style:style>
    <style:style style:name="P1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918ba" style:font-size-asian="12pt" style:font-size-complex="12pt"/>
    </style:style>
    <style:style style:name="P1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1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42902" style:font-size-asian="12pt" style:font-size-complex="12pt"/>
    </style:style>
    <style:style style:name="P1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9e028" officeooo:paragraph-rsid="0029e028" style:font-size-asian="12pt" style:font-size-complex="12pt"/>
    </style:style>
    <style:style style:name="P1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18bf4" style:font-size-asian="12pt" style:font-size-complex="12pt"/>
    </style:style>
    <style:style style:name="P1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b80b3" style:font-size-asian="12pt" style:font-size-complex="12pt"/>
    </style:style>
    <style:style style:name="P1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b830" officeooo:paragraph-rsid="003eb830" style:font-size-asian="12pt" style:font-size-complex="12pt"/>
    </style:style>
    <style:style style:name="P1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edaf" officeooo:paragraph-rsid="003eedaf" style:font-size-asian="12pt" style:font-size-complex="12pt"/>
    </style:style>
    <style:style style:name="P1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f7069" officeooo:paragraph-rsid="003f7069" style:font-size-asian="12pt" style:font-size-complex="12pt"/>
    </style:style>
    <style:style style:name="P20" style:family="paragraph" style:parent-style-name="Text_20_body">
      <style:paragraph-properties fo:margin-top="0in" fo:margin-bottom="0in" style:contextual-spacing="false" style:line-height-at-least="0.1772in" fo:widows="1" fo:padding="0in" fo:border="none"/>
      <style:text-properties fo:font-variant="normal" fo:text-transform="none" fo:color="#222222" style:font-name="Arial" fo:font-size="9.75pt" fo:letter-spacing="normal" fo:font-style="normal" fo:font-weight="normal" officeooo:rsid="003b80b3" officeooo:paragraph-rsid="003b80b3"/>
    </style:style>
    <style:style style:name="P21" style:family="paragraph" style:parent-style-name="Text_20_body">
      <style:paragraph-properties fo:margin-top="0in" fo:margin-bottom="0in" style:contextual-spacing="false" style:line-height-at-least="0.1772in" fo:widows="1" fo:padding="0in" fo:border="none"/>
      <style:text-properties officeooo:paragraph-rsid="003b80b3"/>
    </style:style>
    <style:style style:name="P22"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23"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d8ee6" style:font-size-asian="12pt" style:font-size-complex="12pt"/>
    </style:style>
    <style:style style:name="P24" style:family="paragraph" style:parent-style-name="Preformatted_20_Text">
      <style:paragraph-properties fo:margin-top="0in" fo:margin-bottom="0in" style:contextual-spacing="false" style:line-height-at-least="0.1457in" fo:widows="1" fo:padding-left="0.1252in" fo:padding-right="0.1252in" fo:padding-top="0.0626in" fo:padding-bottom="0.0626in" fo:border="0.06pt solid #d7d8c8"/>
    </style:style>
    <style:style style:name="P2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37ed0" style:font-size-asian="12pt" style:font-size-complex="12pt"/>
    </style:style>
    <style:style style:name="P2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4fd04" style:font-size-asian="12pt" style:font-size-complex="12pt"/>
    </style:style>
    <style:style style:name="P2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7addf" officeooo:paragraph-rsid="0047addf" style:font-size-asian="12pt" style:font-size-complex="12pt"/>
    </style:style>
    <style:style style:name="P2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e1e0f" officeooo:paragraph-rsid="004e1e0f" style:font-size-asian="12pt" style:font-size-complex="12pt"/>
    </style:style>
    <style:style style:name="P29" style:family="paragraph" style:parent-style-name="Text_20_body">
      <style:paragraph-properties fo:margin-top="0in" fo:margin-bottom="0in" style:contextual-spacing="false" style:line-height-at-least="0.1772in" fo:widows="1" fo:padding="0in" fo:border="none"/>
      <style:text-properties officeooo:paragraph-rsid="003f7069"/>
    </style:style>
    <style:style style:name="P30" style:family="paragraph" style:parent-style-name="Text_20_body">
      <style:paragraph-properties fo:margin-top="0in" fo:margin-bottom="0in" style:contextual-spacing="false" style:line-height-at-least="0.1772in" fo:widows="1" fo:padding="0in" fo:border="none"/>
      <style:text-properties officeooo:paragraph-rsid="0047addf"/>
    </style:style>
    <style:style style:name="P31" style:family="paragraph" style:parent-style-name="Text_20_body">
      <style:paragraph-properties fo:margin-top="0in" fo:margin-bottom="0in" style:contextual-spacing="false" style:line-height-at-least="0.1772in" fo:widows="1" fo:padding="0in" fo:border="none"/>
      <style:text-properties officeooo:rsid="004ab2ce" officeooo:paragraph-rsid="004ab2ce"/>
    </style:style>
    <style:style style:name="T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98b52" style:text-blinking="false" style:font-size-asian="12pt" style:font-size-complex="12pt"/>
    </style:style>
    <style:style style:name="T2" style:family="text">
      <style:text-properties fo:font-variant="normal" fo:text-transform="none" fo:color="#000000" style:font-name="monospace" fo:font-size="9pt" fo:letter-spacing="normal" fo:font-style="normal" fo:font-weight="normal" fo:padding="0in" fo:border="none"/>
    </style:style>
    <style:style style:name="T3" style:family="text">
      <style:text-properties fo:font-variant="normal" fo:text-transform="none" fo:color="#000000" style:font-name="monospace" fo:font-size="9pt" fo:letter-spacing="normal" fo:font-style="normal" fo:font-weight="normal" officeooo:rsid="002ce283" fo:padding="0in" fo:border="none"/>
    </style:style>
    <style:style style:name="T4" style:family="text">
      <style:text-properties fo:font-variant="normal" fo:text-transform="none" fo:color="#000000" fo:letter-spacing="normal" fo:padding="0in" fo:border="none"/>
    </style:style>
    <style:style style:name="T5" style:family="text">
      <style:text-properties fo:font-variant="normal" fo:text-transform="none" fo:color="#000000" style:font-name="Liberation Serif" fo:font-size="12pt" fo:letter-spacing="normal" fo:font-style="normal" fo:font-weight="normal" officeooo:rsid="00375b0b"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38b73c"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47addf"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3f7069"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498341" style:font-size-asian="12pt" style:font-size-complex="12pt"/>
    </style:style>
    <style:style style:name="T10" style:family="text">
      <style:text-properties fo:font-variant="normal" fo:text-transform="none" fo:color="#222222" style:font-name="Arial" fo:font-size="9.75pt" fo:letter-spacing="normal" fo:font-style="normal" fo:font-weight="normal"/>
    </style:style>
    <style:style style:name="T11" style:family="text">
      <style:text-properties officeooo:rsid="00198b52"/>
    </style:style>
    <style:style style:name="T12" style:family="text">
      <style:text-properties officeooo:rsid="001b3b7f"/>
    </style:style>
    <style:style style:name="T13" style:family="text">
      <style:text-properties officeooo:rsid="0023cadb"/>
    </style:style>
    <style:style style:name="T14" style:family="text">
      <style:text-properties officeooo:rsid="00242902"/>
    </style:style>
    <style:style style:name="T15" style:family="text">
      <style:text-properties officeooo:rsid="002650cf"/>
    </style:style>
    <style:style style:name="T16" style:family="text">
      <style:text-properties officeooo:rsid="002b4a94"/>
    </style:style>
    <style:style style:name="T17" style:family="text">
      <style:text-properties style:font-name="monospace" fo:font-size="9pt" fo:padding="0in" fo:border="none"/>
    </style:style>
    <style:style style:name="T18" style:family="text">
      <style:text-properties style:font-name="monospace" fo:font-size="9pt" officeooo:rsid="002d8ee6" fo:padding="0in" fo:border="none"/>
    </style:style>
    <style:style style:name="T19" style:family="text">
      <style:text-properties officeooo:rsid="0044fd04"/>
    </style:style>
    <style:style style:name="T20" style:family="text">
      <style:text-properties officeooo:rsid="0047bac0"/>
    </style:style>
    <style:style style:name="T21" style:family="text">
      <style:text-properties fo:font-weight="bold" style:font-weight-asian="bold" style:font-weight-complex="bold"/>
    </style:style>
    <style:style style:name="T22" style:family="text">
      <style:text-properties officeooo:rsid="0049f011"/>
    </style:style>
    <style:style style:name="T23" style:family="text">
      <style:text-properties officeooo:rsid="004c5848"/>
    </style:style>
    <style:style style:name="T24" style:family="text">
      <style:text-properties officeooo:rsid="004c9ef3"/>
    </style:style>
    <style:style style:name="T25" style:family="text">
      <style:text-properties officeooo:rsid="004e1e0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neuralnetworksanddeeplearning.com/chap4.html" text:style-name="Internet_20_link"><text:span text:style-name="T1">A visual proof that neural nets can compute any function</text:span></text:a></text:h>
      <text:p text:style-name="P1"><text:a xlink:type="simple" xlink:href="http://neuralnetworksanddeeplearning.com/chap4.html" text:style-name="Internet_20_link"><text:span text:style-name="T11">http://neuralnetworksanddeeplearning.com/chap4.html</text:span></text:a></text:p>
      <text:p text:style-name="P2"/>
      <text:p text:style-name="P3">number of filters, usually powers of 2. <text:s/><text:a xlink:type="simple" xlink:href="https://www.youtube.com/watch?v=LxfUGhug-iQ" text:style-name="Internet_20_link">https://www.youtube.com/watch?v=LxfUGhug-iQ</text:a> 22:40</text:p>
      <text:p text:style-name="P3"/>
      <text:p text:style-name="P5">Paradigm of neural networks is changing</text:p>
      <text:p text:style-name="P6">Most tasks that consist of mapping an input vector to an output vector, and that are easy for a person to do rapidly, can be accomplished via deep learning, given suﬃciently large models and suﬃciently large datasets of labeled training examples. Other tasks, that can not be described as associating one vector to another, or that are diﬃcult enough that a person would require time to think and reﬂect in order to accomplish the task, remain beyond the scope of deep learning for now. <text:span text:style-name="T12">http://www.deeplearningbook.org/contents/part_practical.html</text:span></text:p>
      <text:p text:style-name="P8"><text:s text:c="3"/>Is this changing with my thesis work and the new articles I'm basing it on? Super resolution or coloring is not something a human can do easily and fast. </text:p>
      <text:p text:style-name="P4"/>
      <text:p text:style-name="P7"/>
      <text:p text:style-name="P9">Jag tänker använda <text:span text:style-name="T13">det förtränade nätet från colorization som initialisering och sedan träna om det </text:span></text:p>
      <text:p text:style-name="P10">för att acceptera 3 channel input</text:p>
      <text:p text:style-name="P9"/>
      <text:p text:style-name="P9">We find the k-nearest neighbors to Yh,w in the output space and weight them proportionally to their distance from the ground truth using a Gaussian kernel. <text:span text:style-name="T14">Vad menar de? Bygger en probability karta för rätt svar. </text:span></text:p>
      <text:p text:style-name="P9"/>
      <text:p text:style-name="P9">In this paper we combine the benefits of these two approaches. <text:span text:style-name="T15">Vad menas? Feed forward conv net och perceptual loss.</text:span></text:p>
      <text:p text:style-name="P13"/>
      <text:p text:style-name="P12">Colorization verkar kunna ta bilder av olika storlekar, men hur går det ihop med inputlagret i nätet? Det går att använda ”convert -resize 256x256\! Filnamn nytt_filnamn” i batch för att trycka ihop bilder.</text:p>
      <text:p text:style-name="P22"><text:span text:style-name="Source_20_Text"><text:span text:style-name="T17">for name in /path/to/imagenet/val/*.JPEG; do</text:span></text:span></text:p>
      <text:p text:style-name="P24"><text:span text:style-name="Source_20_Text"><text:span text:style-name="T4"><text:s text:c="4"/></text:span></text:span><text:span text:style-name="Source_20_Text"><text:span text:style-name="T2">convert -resize 256x256\! $</text:span></text:span><text:span text:style-name="Source_20_Text"><text:span text:style-name="T3">name</text:span></text:span><text:span text:style-name="Source_20_Text"><text:span text:style-name="T2"> $</text:span></text:span><text:span text:style-name="Source_20_Text"><text:span text:style-name="T3">name</text:span></text:span></text:p>
      <text:p text:style-name="P24"><text:span text:style-name="Source_20_Text"><text:span text:style-name="T2">done</text:span></text:span></text:p>
      <text:p text:style-name="P23"><text:span text:style-name="Source_20_Text"><text:span text:style-name="T18">convert -resize 256x256 oldname newname</text:span></text:span></text:p>
      <text:p text:style-name="P11"/>
      <text:p text:style-name="P14">Colorization demot använder linjär interpolering med resize från skimage.transform så att bilden blir 224x224. Lika bra att <text:span text:style-name="T16">resiza i förväg, snabbar förmodligen upp det. Börja med att skala om icke-uniformt. En möjlig förbättring är att skala bilden och sedan beskära den för att behålla perspektivet i bilden. (Man kan tappa viktigt semantiskt innehåll då)</text:span></text:p>
      <text:p text:style-name="P14"/>
      <text:p text:style-name="P15">Jag sparar bara L, kanalen av LAB bilderna med resize_and_take_L.py, men när jag öppnar bilden med jupyter är den i RGB. I colorization demot används caffe.io.load_image, som använder skimage.io.imread som antar att bilden är i RGB. Den måste därför sparas som RGB, annars hade väl imread klagat eller visat en tokig bild när man plottar den. </text:p>
      <text:p text:style-name="P14"/>
      <text:p text:style-name="P21"><text:span text:style-name="T5">Spara vikterna från net surgery. Öppna upp det sparade nätet och lägg till en filterkärna. </text:span><text:span text:style-name="T6">Hur tränar man om det sen då?</text:span></text:p>
      <text:p text:style-name="P20">Evan Shelhamer: https://groups.google.com/forum/#!topic/caffe-users/3jYPmC_18Qw</text:p>
      <text:p text:style-name="P21"><text:span text:style-name="T6"><text:s/></text:span><text:span text:style-name="T10">To do custom weight initialization:</text:span><text:line-break/><text:span text:style-name="T10">1. Define the architecture prototxt</text:span><text:line-break/><text:span text:style-name="T10">2. Load the model in Python</text:span><text:line-break/><text:span text:style-name="T10">3. Assign the weights as shown in the example</text:span><text:line-break/><text:soft-page-break/><text:span text:style-name="T10">4. Save the model to generate a .caffemodel</text:span></text:p>
      <text:p text:style-name="P16"/>
      <text:p text:style-name="P17">W. Li, M. Zeiler, S. Zhang, Y. LeCun, and R. Fergus. Regularization of neural networks using dropconnect. In ICML, 2013.</text:p>
      <text:p text:style-name="P17"/>
      <text:p text:style-name="P18">Pre-training</text:p>
      <text:p text:style-name="P17">G. E. Dahl, D. Yu, L. Deng, and A. Acero. Context-dependent pre-trained deep neural networks for large-vocabulary speech recognition. IEEE Tran. on Audio, Speech, and Lang. Proc., 20(1):30–42, 2012</text:p>
      <text:p text:style-name="P17"/>
      <text:p text:style-name="P29"><text:span text:style-name="T8">utvidga kärnorna i kattnätet </text:span><text:span text:style-name="T9">(Colorful colorization) </text:span><text:span text:style-name="T8">från 5x5x1 till 5x5x3. Kopiera de befintliga vikterna och modifiera dem slumpmässigt och dividera vikterna med 3 för att summan ska bli ungefär samma som innan. </text:span></text:p>
      <text:p text:style-name="P19"/>
      <text:p text:style-name="P25">Finns träningskod till Colornet. </text:p>
      <text:p text:style-name="P25"/>
      <text:p text:style-name="P26"><text:span text:style-name="T19">Studenter från Stanfords CS231n skrev </text:span>CNN Assisted Colorization of Gray-scale Images, <text:a xlink:type="simple" xlink:href="http://cs231n.stanford.edu/reports2016/202_Report.pdf"><text:span text:style-name="T19">http://cs231n.stanford.edu/reports2016/202_Report.pdf</text:span></text:a><text:span text:style-name="T19"> som använder en inputbild med färgförslag för att komma över medelvärdesproblemet.</text:span></text:p>
      <text:p text:style-name="P26"/>
      <text:p text:style-name="P27">CS231N Project: Coloring black and white world using Deep Neural Nets <text:a xlink:type="simple" xlink:href="http://cs231n.stanford.edu/reports2016/205_Report.pdf">http://cs231n.stanford.edu/reports2016/205_Report.pdf</text:a> använder hypercolumns <text:span text:style-name="T20">från ett förtränat vgg16. Hyperkolumnerna körs genom deras ”upConv-net” för att göras om så att alla feature maps har samma storlek, och minskar antalet feature layers. Resultaten från upConv lagrena skickas till ett ytligt faltningsnät som ger UV som output. <text:s/></text:span></text:p>
      <text:p text:style-name="P27"/>
      <text:p text:style-name="P30"><text:span text:style-name="T7">”</text:span>Colorization of<text:span text:style-name="T25">e</text:span> grayscale images is a simple task for the human imagination. A human need only recall that sky is usually blue and grass is green; for many objects, the mind is free to hallucinate any of several plausible colors. The high-level comprehension required for this process is precisely why the development of fully automatic colorization algorithms remains a challenge. Colorization is therefore intriguing beyond its immediate practical utility in many graphics applications. <text:span text:style-name="T21">Automatic colorization also serves as a proxy measure for visual understanding</text:span>.” <text:span text:style-name="T22">Introt i learning representations for automatic colorization. </text:span></text:p>
      <text:p text:style-name="P30"/>
      <text:p text:style-name="P31">Ryal dal kom på någon recurrent-variant med hypercolumns för att spara in på minne <text:span text:style-name="T23">som gustav larsson använder i learning representations. </text:span>Både colorful och learning representations bygger på deshpante och deep colorization artiklarna, <text:span text:style-name="T24">och</text:span> löser multi-mod problemet på <text:span text:style-name="T24">lite olika sätt. </text:span></text:p>
      <text:p text:style-name="P28">Larsson smoothar inte histogrammen i svar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09:38:44.778333112</meta:creation-date>
    <meta:generator>LibreOffice/4.2.8.2$Linux_X86_64 LibreOffice_project/420m0$Build-2</meta:generator>
    <dc:date>2016-05-17T14:27:14.098247493</dc:date>
    <meta:editing-duration>PT21H20M9S</meta:editing-duration>
    <meta:editing-cycles>50</meta:editing-cycles>
    <meta:document-statistic meta:table-count="0" meta:image-count="0" meta:object-count="0" meta:page-count="2" meta:paragraph-count="30" meta:word-count="736" meta:character-count="4995" meta:non-whitespace-character-count="4270"/>
  </office:meta>
</office:document-meta>
</file>